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043139B5B307F1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0.45cm" fo:min-width="11.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255cm" svg:height="12.191cm" svg:x="0.36cm" svg:y="0.907cm">
          <draw:image xlink:href="Pictures/1000000100000280000001E0043139B5B307F1B4.png" xlink:type="simple" xlink:show="embed" xlink:actuate="onLoad" draw:mime-type="image/png">
            <text:p/>
          </draw:image>
        </draw:frame>
        <draw:custom-shape draw:style-name="gr2" draw:text-style-name="P2" draw:layer="layout" svg:width="11.7cm" svg:height="10.75cm" svg:x="2.8cm" svg:y="1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25cm" svg:height="0.962cm" svg:x="3.15cm" svg:y="12.55cm">
          <draw:text-box>
            <text:p>Doppelbrechendes Medium (Glimmer)</text:p>
          </draw:text-box>
        </draw:frame>
        <draw:g>
          <svg:title>TexMaths</svg:title>
          <svg:desc>18§latex§$$\lambda_{\beta}^{\prime} = \frac{\lambda_{0}}{n_{\beta}}$$§svg§600§TRUE§</svg:desc>
          <draw:g>
            <draw:path draw:style-name="gr4" draw:text-style-name="P4" draw:layer="layout" svg:width="0.312cm" svg:height="0.445cm" svg:x="6.748cm" svg:y="2.752cm" svg:viewBox="0 0 313 446" svg:d="M192 254c26 66 56 163 65 178 11 12 18 12 34 12 5 0 10 0 15 0s7-3 7-5-2-4-4-6c-7-7-10-16-14-28-43-120-86-240-130-360-12-38-46-45-77-45-2 0-11 0-11 7 0 4 4 4 6 6 21 3 25 7 41 50 20 57 41 115 61 173-58 57-116 115-174 172-7 7-11 11-11 20 0 11 8 18 18 18s16-7 22-13c51-60 101-119 152-179z">
              <text:p/>
            </draw:path>
            <draw:path draw:style-name="gr4" draw:text-style-name="P4" draw:layer="layout" svg:width="0.111cm" svg:height="0.227cm" svg:x="7.104cm" svg:y="2.682cm" svg:viewBox="0 0 112 228" svg:d="M106 38c4-7 6-11 6-13 0-14-13-25-27-25-17 0-22 14-26 22-19 63-38 127-57 190 0 2-1 5-2 7 0 6 13 9 16 9 4 0 4 0 7-7 28-61 56-122 83-183z">
              <text:p/>
            </draw:path>
            <draw:path draw:style-name="gr4" draw:text-style-name="P4" draw:layer="layout" svg:width="0.258cm" svg:height="0.396cm" svg:x="7.104cm" svg:y="3.034cm" svg:viewBox="0 0 259 397" svg:d="M259 61c0-38-34-61-74-61-59 0-104 68-115 113-23 93-47 186-70 279 0 4 4 5 7 5 4 0 7 0 7-3 11-39 21-78 31-117 9 20 31 40 67 40 61 0 131-45 131-114 0-25-13-52-34-66 21-15 50-40 50-76zM171 135c-7 2-9 3-24 3-7 0-16 0-19-1 3-2 16-4 19-4 8 0 17 2 24 2zM228 54c0 23-10 57-37 74-9-4-18-8-42-8-16 0-37 2-37 18 0 11 12 13 35 13 15 0 29-2 42-7 14 11 21 29 21 47 0 64-45 113-98 113-35 0-58-22-58-56 0-5 0-9 2-12 9-40 19-80 29-119 10-41 48-104 100-104 25 0 43 14 43 41z">
              <text:p/>
            </draw:path>
            <draw:path draw:style-name="gr4" draw:text-style-name="P4" draw:layer="layout" svg:width="0.418cm" svg:height="0.146cm" svg:x="7.635cm" svg:y="2.959cm" svg:viewBox="0 0 419 147" svg:d="M398 25c8 0 21 0 21-12 0-13-13-13-21-13-126 0-252 0-378 0-9 0-20 0-20 13 0 12 11 12 22 12 125 0 250 0 376 0zM398 147c8 0 21 0 21-12 0-13-13-13-21-13-126 0-251 0-376 0-11 0-22 0-22 13 0 12 11 12 20 12 126 0 252 0 378 0z">
              <text:p/>
            </draw:path>
            <draw:path draw:style-name="gr4" draw:text-style-name="P4" draw:layer="layout" svg:width="0.312cm" svg:height="0.447cm" svg:x="8.408cm" svg:y="2.324cm" svg:viewBox="0 0 313 448" svg:d="M192 254c26 66 56 163 67 178 9 14 16 14 32 14 5 0 10 0 15 0 7-2 7-5 7-7s-2-2-4-6c-5-7-9-16-14-28-43-120-85-240-128-360-14-36-48-45-77-45-4 0-13 0-13 7 0 6 6 7 8 7 19 4 25 8 39 51 20 57 41 114 61 171-58 57-116 115-174 172-7 9-11 13-11 20 0 11 10 20 20 20s14-7 20-15c51-60 101-119 152-179z">
              <text:p/>
            </draw:path>
            <draw:path draw:style-name="gr4" draw:text-style-name="P4" draw:layer="layout" svg:width="0.204cm" svg:height="0.303cm" svg:x="8.766cm" svg:y="2.563cm" svg:viewBox="0 0 205 304" svg:d="M205 153c0-49-5-83-25-113-15-22-42-40-77-40-103 0-103 120-103 153 0 32 0 151 103 151 102 0 102-119 102-151zM103 291c-20 0-47-12-56-48-6-27-6-63-6-96 0-32 0-66 6-89 9-36 38-45 56-45 23 0 46 14 55 41 7 23 7 56 7 93 0 33 0 65-5 94-9 40-39 50-57 50z">
              <text:p/>
            </draw:path>
            <draw:path draw:style-name="gr4" draw:text-style-name="P4" draw:layer="layout" svg:width="0.718cm" svg:height="0.024cm" svg:x="8.342cm" svg:y="3.02cm" svg:viewBox="0 0 719 25" svg:d="M360 25c-120 0-240 0-360 0 0-8 0-17 0-25 240 0 480 0 719 0 0 8 0 17 0 25-119 0-239 0-359 0z">
              <text:p/>
            </draw:path>
            <draw:path draw:style-name="gr4" draw:text-style-name="P4" draw:layer="layout" svg:width="0.341cm" svg:height="0.285cm" svg:x="8.36cm" svg:y="3.344cm" svg:viewBox="0 0 342 286" svg:d="M38 243c-2 9-7 23-7 27 0 11 9 16 19 16 8 0 18-5 24-18 3-16 7-31 11-47 4-18 9-37 14-56 4-14 7-28 11-43 2-11 7-28 7-30 11-20 43-78 104-78 29 0 34 24 34 44 0 39-32 120-41 147-5 14-7 23-7 29 0 30 23 52 52 52 59 0 83-92 83-97 0-6-6-6-7-6-8 0-8 2-9 11-13 43-35 79-65 79-11 0-16-7-16-21 0-16 7-31 12-45 11-34 38-103 38-139 0-43-27-68-72-68-58 0-88 41-99 56-3-36-29-56-57-56-29 0-42 25-49 36-9 22-18 59-18 61 0 7 5 7 7 7 7 0 7-1 11-14 11-45 23-76 47-76 12 0 20 8 20 29 0 13-4 20-11 54-12 49-24 97-36 146z">
              <text:p/>
            </draw:path>
            <draw:path draw:style-name="gr4" draw:text-style-name="P4" draw:layer="layout" svg:width="0.258cm" svg:height="0.396cm" svg:x="8.741cm" svg:y="3.407cm" svg:viewBox="0 0 259 397" svg:d="M259 61c0-39-34-61-72-61-61 0-106 68-117 113-23 93-47 186-70 279 0 4 4 5 7 5 4 0 7 0 9-3 10-40 19-79 29-119 9 22 31 40 67 40 61 0 131-45 131-112 0-27-13-52-34-68 21-13 50-38 50-74zM171 135c-6 2-9 3-22 3-7 0-18 0-21-1 5-4 18-4 21-4 6 0 16 0 22 2zM230 54c0 23-12 57-39 72-9-2-17-6-42-6-16 0-37 2-37 17 0 12 14 14 35 14 17 0 29-4 44-7 12 9 19 27 19 47 0 64-43 111-97 111-34 0-59-20-59-56 0-3 0-7 2-12 9-39 19-78 29-117 10-41 50-104 100-104 27 0 45 14 45 41z">
              <text:p/>
            </draw:path>
          </draw:g>
        </draw:g>
        <draw:line draw:style-name="gr5" draw:text-style-name="P2" draw:layer="layout" svg:x1="1.35cm" svg:y1="4.95cm" svg:x2="15.85cm" svg:y2="4.95cm">
          <text:p/>
        </draw:line>
        <draw:line draw:style-name="gr5" draw:text-style-name="P2" draw:layer="layout" svg:x1="1.35cm" svg:y1="8.55cm" svg:x2="15.85cm" svg:y2="8.55cm">
          <text:p/>
        </draw:line>
        <draw:g>
          <svg:title>TexMaths</svg:title>
          <svg:desc>18§latex§$$\lambda_{\gamma}^{\prime} = \frac{\lambda_{0}}{n_{\gamma}}$$§svg§600§TRUE§</svg:desc>
          <draw:g>
            <draw:path draw:style-name="gr4" draw:text-style-name="P4" draw:layer="layout" svg:width="0.312cm" svg:height="0.445cm" svg:x="7.15cm" svg:y="10.453cm" svg:viewBox="0 0 313 446" svg:d="M192 254c26 66 56 163 65 178 11 12 18 12 34 12 5 0 10 0 15 0s7-3 7-5-2-4-4-6c-7-7-10-16-14-28-43-120-86-240-129-360-13-38-47-45-78-45-2 0-11 0-11 7 0 4 4 4 6 6 21 3 25 7 41 50 21 57 41 115 61 173-58 57-116 115-174 172-7 7-11 11-11 20 0 11 8 18 18 18s16-7 22-13c51-60 102-119 152-179z">
              <text:p/>
            </draw:path>
            <draw:path draw:style-name="gr4" draw:text-style-name="P4" draw:layer="layout" svg:width="0.111cm" svg:height="0.227cm" svg:x="7.506cm" svg:y="10.383cm" svg:viewBox="0 0 112 228" svg:d="M106 40c4-9 6-13 6-15 0-14-13-25-27-25-17 0-22 14-24 22-20 63-39 127-59 190 0 2-1 5-2 7 0 6 14 9 16 9 4 0 4 0 7-7 28-60 56-121 83-181z">
              <text:p/>
            </draw:path>
            <draw:path draw:style-name="gr4" draw:text-style-name="P4" draw:layer="layout" svg:width="0.254cm" svg:height="0.289cm" svg:x="7.499cm" svg:y="10.852cm" svg:viewBox="0 0 255 290" svg:d="M183 133c-1-25-17-133-89-133-26 0-49 14-62 25-27 25-32 52-32 54 0 6 5 4 7 6 7 0 7 0 9-8 9-27 42-41 72-41 70 0 81 70 81 115 0 23-2 27-3 32-11 33-24 83-24 96 0 5 2 11 7 11 4 0 8 0 15-24 5-16 14-50 18-81 1-16 27-75 36-97 5-12 16-34 36-72 1-3 1-5 1-7 0-5-5-5-7-5-2 1-5 0-5 3-6 9-40 72-60 126z">
              <text:p/>
            </draw:path>
            <draw:path draw:style-name="gr4" draw:text-style-name="P4" draw:layer="layout" svg:width="0.418cm" svg:height="0.146cm" svg:x="8.021cm" svg:y="10.66cm" svg:viewBox="0 0 419 147" svg:d="M398 25c9 0 21 0 21-12 0-13-12-13-20-13-126 0-253 0-379 0-9 0-20 0-20 13 0 12 11 12 20 12 126 0 252 0 378 0zM399 147c8 0 20 0 20-12 0-13-12-13-21-13-126 0-252 0-378 0-9 0-20 0-20 13 0 12 11 12 20 12 126 0 253 0 379 0z">
              <text:p/>
            </draw:path>
            <draw:path draw:style-name="gr4" draw:text-style-name="P4" draw:layer="layout" svg:width="0.312cm" svg:height="0.447cm" svg:x="8.787cm" svg:y="10.025cm" svg:viewBox="0 0 313 448" svg:d="M191 254c27 66 57 163 66 178 11 14 16 14 34 14 5 0 10 0 15 0 5-2 7-5 7-7s-2-2-4-6c-7-7-10-16-14-28-43-120-86-240-129-360-13-36-47-45-78-45-3 0-11 0-11 7 0 6 4 5 6 7 21 4 25 8 41 51 21 57 41 114 61 171-58 57-116 115-174 172-7 9-11 13-11 20 0 11 8 20 18 20s16-7 22-15c50-60 100-119 151-179z">
              <text:p/>
            </draw:path>
            <draw:path draw:style-name="gr4" draw:text-style-name="P4" draw:layer="layout" svg:width="0.204cm" svg:height="0.303cm" svg:x="9.145cm" svg:y="10.264cm" svg:viewBox="0 0 205 304" svg:d="M205 153c0-49-5-83-27-113-12-22-41-40-75-40-103 0-103 121-103 153 0 31 0 151 103 151 102 0 102-119 102-151zM103 291c-22 0-49-12-56-48-7-27-7-63-7-96 0-32 0-66 7-89 9-36 38-45 56-45 23 0 46 14 54 41 7 23 7 56 7 93 0 33 0 65-6 94-9 40-37 50-55 50z">
              <text:p/>
            </draw:path>
            <draw:path draw:style-name="gr4" draw:text-style-name="P4" draw:layer="layout" svg:width="0.702cm" svg:height="0.024cm" svg:x="8.728cm" svg:y="10.721cm" svg:viewBox="0 0 703 25" svg:d="M351 25c-117 0-234 0-351 0 0-8 0-17 0-25 234 0 469 0 703 0 0 8 0 17 0 25-117 0-235 0-352 0z">
              <text:p/>
            </draw:path>
            <draw:path draw:style-name="gr4" draw:text-style-name="P4" draw:layer="layout" svg:width="0.341cm" svg:height="0.285cm" svg:x="8.746cm" svg:y="11.045cm" svg:viewBox="0 0 342 286" svg:d="M38 243c-2 9-7 23-7 27 0 11 9 16 19 16 8 0 18-4 24-16 0-2 7-33 11-47 4-19 9-38 14-58 4-14 7-28 11-43 2-11 7-28 9-30 9-20 41-78 102-78 29 0 34 24 34 45 0 38-30 119-41 146-5 14-7 23-7 31 0 28 23 50 52 50 59 0 83-92 83-97 0-6-6-6-7-6-6 0-6 2-9 11-13 43-35 79-65 79-11 0-15-7-15-21 0-16 6-31 11-45 13-34 38-103 38-139 0-43-27-68-72-68-57 0-88 41-99 56-3-36-29-56-57-56-29 0-42 25-49 36-9 22-18 59-18 61 0 7 5 7 7 7 7 0 7-1 11-14 11-45 23-76 47-76 12 0 20 9 20 29 0 15-2 20-11 54-12 49-24 97-36 146z">
              <text:p/>
            </draw:path>
            <draw:path draw:style-name="gr4" draw:text-style-name="P4" draw:layer="layout" svg:width="0.254cm" svg:height="0.289cm" svg:x="9.122cm" svg:y="11.224cm" svg:viewBox="0 0 255 290" svg:d="M182 133c-2-27-16-133-88-133-27 0-49 14-62 25-27 25-32 52-32 54 0 6 5 6 7 6 6 0 6-2 9-8 9-27 42-43 70-43 72 0 81 72 81 117 0 22-1 27-3 32-9 33-24 83-24 96 0 5 2 11 9 11 2 0 8 0 15-24 5-18 14-50 16-81 2-16 27-75 36-97 7-14 16-34 38-74 0-1 1-3 1-5 0-5-5-5-7-5s-5 0-7 1c-5 11-38 74-59 128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4-16T18:07:13.381372007</dc:date>
    <meta:editing-duration>PT2H39M10S</meta:editing-duration>
    <meta:editing-cycles>29</meta:editing-cycles>
    <meta:generator>LibreOffice/7.3.7.2$Linux_X86_64 LibreOffice_project/30$Build-2</meta:generator>
    <meta:document-statistic meta:object-count="27"/>
  </office:meta>
</office:document-meta>
</file>